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ngsana New" svg:font-family="'Angsana New'" style:font-family-generic="roman" style:font-pitch="variable"/>
    <style:font-face style:name="Book Antiqua" svg:font-family="'Book Antiqua'" style:font-family-generic="roman" style:font-pitch="variable"/>
    <style:font-face style:name="MS PMincho" svg:font-family="'MS P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7pt" style:font-size-asian="7pt" style:font-size-complex="7pt"/>
    </style:style>
    <style:style style:name="P2" style:family="paragraph" style:parent-style-name="Standard">
      <style:paragraph-properties fo:margin-top="0cm" fo:margin-bottom="0cm" style:contextual-spacing="false" fo:line-height="125%" fo:background-color="transparent">
        <style:background-image/>
      </style:paragraph-properties>
      <style:text-properties fo:color="#000000" style:font-name="Book Antiqua" fo:font-size="11pt" fo:language="es" fo:country="AR" style:text-underline-style="solid" style:text-underline-width="auto" style:text-underline-color="font-color" fo:background-color="#ffffff" style:font-name-asian="Times New Roman" style:font-size-asian="11pt" style:language-asian="es" style:country-asian="ES" style:font-name-complex="Helvetica" style:font-size-complex="11pt"/>
    </style:style>
    <style:style style:name="P3" style:family="paragraph" style:parent-style-name="Standard">
      <style:paragraph-properties fo:margin-top="0cm" fo:margin-bottom="0cm" style:contextual-spacing="false" fo:line-height="120%"/>
      <style:text-properties style:font-name="Book Antiqua" fo:font-size="14pt" fo:font-weight="bold" style:font-name-asian="MS PMincho" style:font-size-asian="14pt" style:font-weight-asian="bold" style:font-name-complex="Angsana New" style:font-size-complex="14pt"/>
    </style:style>
    <style:style style:name="P4" style:family="paragraph" style:parent-style-name="Standard">
      <style:paragraph-properties fo:margin-top="0cm" fo:margin-bottom="0cm" style:contextual-spacing="false" fo:line-height="120%" fo:text-align="center" style:justify-single-word="false"/>
      <style:text-properties style:font-name="Book Antiqua" fo:font-size="14pt" fo:font-weight="bold" style:font-name-asian="MS PMincho" style:font-size-asian="14pt" style:font-weight-asian="bold" style:font-name-complex="Angsana New" style:font-size-complex="14pt" style:font-weight-complex="bold"/>
    </style:style>
    <style:style style:name="P5" style:family="paragraph" style:parent-style-name="Standard">
      <style:paragraph-properties fo:margin-top="0cm" fo:margin-bottom="0cm" style:contextual-spacing="false" fo:line-height="120%"/>
      <style:text-properties style:font-name="Book Antiqua" fo:font-size="14pt" style:font-name-asian="MS PMincho" style:font-size-asian="14pt" style:font-name-complex="Angsana New" style:font-size-complex="14pt"/>
    </style:style>
    <style:style style:name="P6" style:family="paragraph" style:parent-style-name="Standard">
      <style:paragraph-properties fo:margin-top="0cm" fo:margin-bottom="0cm" style:contextual-spacing="false" fo:line-height="120%" fo:text-align="center" style:justify-single-word="false"/>
      <style:text-properties style:font-name="Book Antiqua" fo:font-size="14pt" style:font-name-asian="MS PMincho" style:font-size-asian="14pt" style:font-name-complex="Angsana New" style:font-size-complex="14pt"/>
    </style:style>
    <style:style style:name="P7" style:family="paragraph" style:parent-style-name="Standard">
      <style:paragraph-properties fo:margin-top="0cm" fo:margin-bottom="0cm" style:contextual-spacing="false" fo:line-height="120%" fo:text-align="center" style:justify-single-word="false"/>
      <style:text-properties style:font-name="Book Antiqua" fo:font-size="12pt" style:font-name-asian="MS PMincho" style:font-size-asian="12pt" style:font-name-complex="Angsana New" style:font-size-complex="12pt"/>
    </style:style>
    <style:style style:name="P8" style:family="paragraph" style:parent-style-name="Standard">
      <style:paragraph-properties fo:margin-top="0cm" fo:margin-bottom="0cm" style:contextual-spacing="false" fo:line-height="120%" fo:text-align="justify" style:justify-single-word="false"/>
      <style:text-properties style:font-name="Book Antiqua" fo:font-size="12pt" fo:font-weight="bold" style:font-name-asian="MS PMincho" style:font-size-asian="12pt" style:font-weight-asian="bold" style:font-name-complex="Angsana New" style:font-size-complex="12pt"/>
    </style:style>
    <style:style style:name="P9" style:family="paragraph" style:parent-style-name="Standard">
      <style:paragraph-properties fo:margin-top="0cm" fo:margin-bottom="0cm" style:contextual-spacing="false" fo:line-height="120%" fo:text-align="start" style:justify-single-word="false"/>
      <style:text-properties style:font-name="Book Antiqua" fo:font-size="11pt" fo:font-weight="bold" style:font-size-asian="11pt" style:font-weight-asian="bold" style:font-name-complex="Times New Roman" style:font-size-complex="11pt" style:font-weight-complex="bold"/>
    </style:style>
    <style:style style:name="P10" style:family="paragraph" style:parent-style-name="Standard">
      <style:paragraph-properties style:line-height-at-least="0.176cm" fo:text-align="justify" style:justify-single-word="false"/>
      <style:text-properties fo:color="#000000"/>
    </style:style>
    <style:style style:name="P11" style:family="paragraph" style:parent-style-name="Standard">
      <style:paragraph-properties style:line-height-at-least="0.176cm" fo:text-align="justify" style:justify-single-word="false"/>
      <style:text-properties fo:color="#000000" style:font-name="Book Antiqua" fo:font-size="8pt" style:font-size-asian="8pt" style:font-size-complex="8pt"/>
    </style:style>
    <style:style style:name="P12" style:family="paragraph" style:parent-style-name="Standard">
      <style:paragraph-properties fo:line-height="120%"/>
      <style:text-properties fo:color="#000000" style:font-name="Book Antiqua" fo:font-weight="bold" style:font-weight-asian="bold" style:font-weight-complex="bold"/>
    </style:style>
    <style:style style:name="P13" style:family="paragraph" style:parent-style-name="Standard">
      <style:paragraph-properties fo:line-height="125%" fo:text-align="center" style:justify-single-word="false"/>
      <style:text-properties fo:color="#000000" style:font-name="Book Antiqua" fo:font-size="11pt" fo:font-weight="bold" style:font-size-asian="11pt" style:font-weight-asian="bold" style:font-size-complex="11pt" style:font-weight-complex="bold"/>
    </style:style>
    <style:style style:name="P14" style:family="paragraph" style:parent-style-name="Standard">
      <style:paragraph-properties fo:line-height="125%"/>
      <style:text-properties fo:color="#000000" style:font-name="Book Antiqua" fo:font-size="11pt" style:font-size-asian="11pt" style:font-size-complex="11pt"/>
    </style:style>
    <style:style style:name="P15" style:family="paragraph" style:parent-style-name="Standard">
      <style:paragraph-properties fo:line-height="125%" fo:text-align="justify" style:justify-single-word="false"/>
      <style:text-properties fo:color="#000000" style:font-name="Book Antiqua" fo:font-size="11pt" style:font-size-asian="11pt" style:font-size-complex="11pt"/>
    </style:style>
    <style:style style:name="P16" style:family="paragraph" style:parent-style-name="Standard">
      <style:paragraph-properties style:line-height-at-least="0.176cm" fo:text-align="justify" style:justify-single-word="false"/>
    </style:style>
    <style:style style:name="P17" style:family="paragraph" style:parent-style-name="Standard">
      <style:paragraph-properties fo:line-height="120%" fo:text-align="start" style:justify-single-word="false"/>
      <style:text-properties style:font-name="Book Antiqua" fo:font-size="11pt" fo:font-weight="bold" style:font-size-asian="11pt" style:font-weight-asian="bold" style:font-size-complex="11pt" style:font-weight-complex="bold"/>
    </style:style>
    <style:style style:name="P18" style:family="paragraph" style:parent-style-name="Standard">
      <style:paragraph-properties fo:line-height="120%" fo:text-align="center" style:justify-single-word="false"/>
      <style:text-properties style:font-name="Book Antiqua" fo:font-size="11pt" fo:font-weight="bold" style:font-size-asian="11pt" style:font-weight-asian="bold" style:font-size-complex="11pt" style:font-weight-complex="bold"/>
    </style:style>
    <style:style style:name="P19" style:family="paragraph" style:parent-style-name="Standard">
      <style:paragraph-properties fo:line-height="120%" fo:text-align="start" style:justify-single-word="false"/>
      <style:text-properties style:font-name="Book Antiqua" fo:font-size="11pt" fo:font-weight="normal" style:font-size-asian="11pt" style:font-weight-asian="normal" style:font-size-complex="11pt" style:font-weight-complex="normal"/>
    </style:style>
    <style:style style:name="P20" style:family="paragraph" style:parent-style-name="Standard">
      <style:paragraph-properties fo:line-height="120%" fo:text-align="justify" style:justify-single-word="false"/>
      <style:text-properties style:font-name="Book Antiqua" fo:font-size="11pt" fo:font-weight="normal" style:font-size-asian="11pt" style:font-weight-asian="normal" style:font-size-complex="11pt" style:font-weight-complex="normal"/>
    </style:style>
    <style:style style:name="P21" style:family="paragraph" style:parent-style-name="Standard">
      <style:paragraph-properties fo:line-height="120%" fo:text-align="start" style:justify-single-word="false"/>
      <style:text-properties style:font-name="Book Antiqua" fo:font-size="10pt" fo:font-style="italic" fo:font-weight="normal" style:font-size-asian="10pt" style:font-style-asian="italic" style:font-weight-asian="normal" style:font-size-complex="10pt" style:font-style-complex="italic" style:font-weight-complex="normal"/>
    </style:style>
    <style:style style:name="P22" style:family="paragraph" style:parent-style-name="Standard">
      <style:paragraph-properties fo:line-height="120%"/>
      <style:text-properties style:font-name="Book Antiqua"/>
    </style:style>
    <style:style style:name="P23" style:family="paragraph" style:parent-style-name="Standard">
      <style:paragraph-properties fo:line-height="120%"/>
      <style:text-properties fo:color="#333333" style:font-name="Book Antiqua" fo:font-size="11pt" fo:language="es" fo:country="AR" style:text-underline-style="solid" style:text-underline-width="auto" style:text-underline-color="font-color" fo:background-color="#ffffff" style:font-name-asian="Times New Roman" style:font-size-asian="11pt" style:language-asian="es" style:country-asian="ES" style:font-name-complex="Helvetica" style:font-size-complex="11pt"/>
    </style:style>
    <style:style style:name="P24" style:family="paragraph" style:parent-style-name="Standard">
      <style:paragraph-properties fo:line-height="120%"/>
      <style:text-properties fo:color="#ff0000" style:font-name="Book Antiqua"/>
    </style:style>
    <style:style style:name="P25" style:family="paragraph" style:parent-style-name="Standard">
      <style:paragraph-properties fo:line-height="120%" fo:break-before="page"/>
      <style:text-properties fo:color="#000000" style:font-name="Book Antiqua" fo:font-weight="bold" style:font-weight-asian="bold" style:font-weight-complex="bold"/>
    </style:style>
    <style:style style:name="P26" style:family="paragraph" style:parent-style-name="Standard">
      <style:paragraph-properties fo:line-height="125%" fo:text-align="center" style:justify-single-word="false" fo:break-before="page"/>
      <style:text-properties style:font-name="Book Antiqua" fo:font-weight="bold" style:font-weight-asian="bold"/>
    </style:style>
    <style:style style:name="P27" style:family="paragraph" style:parent-style-name="Standard">
      <style:paragraph-properties fo:line-height="120%" fo:text-align="center" style:justify-single-word="false" fo:break-before="page"/>
      <style:text-properties style:font-name="Book Antiqua" fo:font-size="11pt" fo:font-weight="bold" style:font-size-asian="11pt" style:font-weight-asian="bold" style:font-size-complex="11pt" style:font-weight-complex="bold"/>
    </style:style>
    <style:style style:name="P28" style:family="paragraph" style:parent-style-name="endnote_20_text">
      <style:paragraph-properties style:line-height-at-least="0.176cm" fo:text-align="center" style:justify-single-word="false" fo:break-before="page"/>
      <style:text-properties fo:color="#000000" style:font-name="Book Antiqua" fo:font-size="8pt" fo:font-weight="bold" style:font-size-asian="8pt" style:font-weight-asian="bold" style:font-size-complex="8pt" style:font-weight-complex="bold"/>
    </style:style>
    <style:style style:name="P29" style:family="paragraph" style:parent-style-name="endnote_20_text">
      <style:paragraph-properties style:line-height-at-least="0.176cm" fo:text-align="justify" style:justify-single-word="false"/>
      <style:text-properties fo:color="#000000" style:font-name="Book Antiqua" fo:font-size="8pt" style:font-size-asian="8pt" style:font-size-complex="8pt"/>
    </style:style>
    <style:style style:name="P30" style:family="paragraph" style:parent-style-name="endnote_20_text">
      <style:paragraph-properties style:line-height-at-least="0.176cm" fo:text-align="justify" style:justify-single-word="false"/>
      <style:text-properties fo:color="#000000"/>
    </style:style>
    <style:style style:name="P31" style:family="paragraph" style:parent-style-name="Standard">
      <style:paragraph-properties fo:margin-left="0cm" fo:margin-right="0cm" fo:line-height="120%" fo:text-align="justify" style:justify-single-word="false" fo:text-indent="0.529cm" style:auto-text-indent="false"/>
      <style:text-properties style:font-name="Book Antiqua" fo:font-size="11pt" fo:font-weight="normal" style:font-size-asian="11pt" style:font-weight-asian="normal" style:font-size-complex="11pt" style:font-weight-complex="normal"/>
    </style:style>
    <style:style style:name="P32" style:family="paragraph" style:parent-style-name="Standard">
      <style:paragraph-properties fo:margin-left="0cm" fo:margin-right="0cm" fo:line-height="120%" fo:text-align="justify" style:justify-single-word="false" fo:text-indent="0.508cm" style:auto-text-indent="false"/>
      <style:text-properties style:font-name="Book Antiqua" fo:font-size="11pt" fo:font-weight="normal" style:font-size-asian="11pt" style:font-weight-asian="normal" style:font-size-complex="11pt" style:font-weight-complex="normal"/>
    </style:style>
    <style:style style:name="P33" style:family="paragraph" style:parent-style-name="Standard" style:master-page-name="Standard">
      <style:paragraph-properties fo:margin-left="0cm" fo:margin-right="0cm" fo:line-height="115%" fo:text-align="justify" style:justify-single-word="false" fo:text-indent="0.501cm" style:auto-text-indent="false" style:page-number="auto"/>
      <style:text-properties style:font-name="Book Antiqua" fo:font-size="14pt" fo:font-weight="bold" style:font-name-asian="MS PMincho" style:font-size-asian="14pt" style:font-weight-asian="bold" style:font-name-complex="Angsana New" style:font-size-complex="14pt"/>
    </style:style>
    <style:style style:name="P34" style:family="paragraph" style:parent-style-name="Standard">
      <style:paragraph-properties fo:line-height="120%"/>
      <style:text-properties fo:color="#000000" style:font-name="Book Antiqua" fo:font-size="11pt" style:font-size-asian="11pt" style:font-size-complex="11pt"/>
    </style:style>
    <style:style style:name="P35" style:family="paragraph" style:parent-style-name="Standard">
      <style:paragraph-properties fo:line-height="120%"/>
      <style:text-properties fo:color="#000000" style:font-name="Book Antiqua" fo:font-size="10pt" style:font-size-asian="10pt" style:font-size-complex="10pt"/>
    </style:style>
    <style:style style:name="P36" style:family="paragraph" style:parent-style-name="Standard">
      <style:paragraph-properties fo:line-height="120%" fo:text-align="start" style:justify-single-word="false"/>
      <style:text-properties style:font-name="Book Antiqua" fo:font-size="10pt" fo:font-style="italic" fo:font-weight="normal" officeooo:paragraph-rsid="001f4a2f" style:font-size-asian="10pt" style:font-style-asian="italic" style:font-weight-asian="normal" style:font-size-complex="10pt" style:font-style-complex="italic" style:font-weight-complex="normal"/>
    </style:style>
    <style:style style:name="T1" style:family="text">
      <style:text-properties style:font-name="Book Antiqua" fo:font-size="8pt" fo:font-weight="bold" style:font-size-asian="8pt" style:font-weight-asian="bold" style:font-size-complex="8pt" style:font-weight-complex="bold"/>
    </style:style>
    <style:style style:name="T2" style:family="text">
      <style:text-properties style:font-name="Book Antiqua" fo:font-size="8pt" fo:font-style="italic" style:font-size-asian="8pt" style:font-style-asian="italic" style:font-size-complex="8pt" style:font-style-complex="italic"/>
    </style:style>
    <style:style style:name="T3" style:family="text">
      <style:text-properties style:font-name="Book Antiqua" fo:font-size="8pt" style:font-size-asian="8pt" style:font-size-complex="8pt"/>
    </style:style>
    <style:style style:name="T4" style:family="text">
      <style:text-properties fo:color="#000000" style:font-name="Book Antiqua" fo:font-size="8pt" fo:font-weight="bold" style:font-size-asian="8pt" style:font-weight-asian="bold" style:font-size-complex="8pt" style:font-weight-complex="bold"/>
    </style:style>
    <style:style style:name="T5" style:family="text">
      <style:text-properties fo:color="#000000" style:font-name="Book Antiqua" fo:font-size="8pt" style:font-size-asian="8pt" style:font-size-complex="8pt"/>
    </style:style>
    <style:style style:name="T6" style:family="text">
      <style:text-properties fo:color="#000000" style:font-name="Book Antiqua" fo:font-size="8pt" fo:font-style="italic" fo:font-weight="normal" style:font-size-asian="8pt" style:font-style-asian="italic" style:font-weight-asian="normal" style:font-size-complex="8pt" style:font-style-complex="italic" style:font-weight-complex="normal"/>
    </style:style>
    <style:style style:name="T7" style:family="text">
      <style:text-properties fo:color="#000000" style:font-name="Book Antiqua" fo:font-size="8pt" fo:font-weight="normal" style:font-size-asian="8pt" style:font-weight-asian="normal" style:font-size-complex="8pt" style:font-weight-complex="normal"/>
    </style:style>
    <style:style style:name="T8" style:family="text">
      <style:text-properties fo:font-weight="bold" style:font-weight-asian="bold" style:font-weight-complex="bold"/>
    </style:style>
    <style:style style:name="T9" style:family="text">
      <style:text-properties fo:font-weight="bold" style:font-name-asian="MS PMincho" style:font-weight-asian="bold" style:font-name-complex="Calibri"/>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name-asian="MS PMincho" style:font-style-asian="normal" style:font-name-complex="Angsana New" style:font-style-complex="normal"/>
    </style:style>
    <style:style style:name="T16" style:family="text">
      <style:text-properties style:font-name-complex="Times New Roman"/>
    </style:style>
    <style:style style:name="T17" style:family="text">
      <style:text-properties officeooo:rsid="001f4a2f"/>
    </style:style>
    <style:style style:name="T18" style:family="text">
      <style:text-properties officeooo:rsid="00201e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
      <text:p text:style-name="P3"/>
      <text:p text:style-name="P5"/>
      <text:p text:style-name="P5"/>
      <text:p text:style-name="P4">SANTA FURIA</text:p>
      <text:p text:style-name="P6"/>
      <text:p text:style-name="P7">Juanjo Conti</text:p>
      <text:p text:style-name="P6"/>
      <text:p text:style-name="P3"/>
      <text:p text:style-name="P3"/>
      <text:p text:style-name="P3"/>
      <text:p text:style-name="P27"/>
      <text:p text:style-name="P18"/>
      <text:p text:style-name="P18"/>
      <text:p text:style-name="P18"/>
      <text:p text:style-name="P21"><text:span text:style-name="T12">Santa Furia</text:span> está dedicado a mi amigo Joel,</text:p>
      <text:p text:style-name="P36">quien me enseñó que <text:span text:style-name="T12">mejor que sembrar cizaña</text:span></text:p>
      <text:p text:style-name="P36"><text:span text:style-name="T15">es cortarla con una guadaña.</text:span></text:p>
      <text:p text:style-name="P8"/>
      <text:p text:style-name="P27">Encuentro dominical </text:p>
      <text:p text:style-name="P17"/>
      <text:p text:style-name="P17"/>
      <text:p text:style-name="P31">Estábamos sentados atrás de otro matrimonio joven. Una mujer, su marido y una nena que había convertido el banco en una mesa de jardín de infantes. Había desplegado sobre la madera tres libros para colorear, una caja de fibrones y muchos lápices de colores. El sacerdote hablaba de forma monótona y afónica, por lo que no me costó esfuerzo dejar de prestarle atención y distraerme con las actividades plásticas de la nenita. Se esforzaba, sin <text:soft-page-break/>conseguirlo, por pintar adentro de las líneas negras. Me daba gracia. </text:p>
      <text:p text:style-name="P31"/>
      <text:p text:style-name="P31">En un momento, se le cayó un fibrón rosado que, luego de rebotar por los mosaicos, se detuvo contra mi zapato. Me agaché, lo tomé y lo dejé sobre uno de sus cuadernos. La nena me sonrió y noté que la madre, sin darse vuelta, le dijo algo así como «agradecele al señor». </text:p>
      <text:p text:style-name="P31"/>
      <text:p text:style-name="P31">La nena no dijo nada, pero me volvió a sonreír. Noté cierta familiaridad en su cara, en sus gestos, pero en ese momento no <text:soft-page-break/>supe a quién me recordaba. Sus cabellos eran rubios con un brillo rojizo, los ojos grandes y curiosos y su piel blanca en extremo. Era una niña muy hermosa. La observé seguir peleando con las figuras de líneas negras que se esforzaban por enseñarle el concepto de límite, y observé cómo su manito de mariposa las sobrevolaba rebasándolas de color. Un perro verde, un auto pintado de rosado y amarillo, una flor completamente azul. La nena pintaba, abstraída del mundo que la rodeaba, sin que las líneas ni la realidad la limitaran. </text:p>
      <text:p text:style-name="P31"><text:soft-page-break/></text:p>
      <text:p text:style-name="P31"><text:s/>Cuando quiso tapar uno de los fibrones, el tapón se zafó y se escapó por abajo del banco. La niña se arrodilló para buscarlo, pero no lo encontró. Me miró como pidiendo ayuda, pero yo estaba ocupado en una de las partes del rito, sentado en mi asiento. La miró a la madre y trató de reclamar su atención, con unos sonidos que ella acalló con el dedo índice sobre la pequeña boca. Buscó, entonces, refugio en la pierna del padre, a la que se abrazó como un koala a un eucalipto. Tampoco tuvo respuesta. Volvió cabizbaja a su <text:soft-page-break/>puesto de dibujo y me miró nuevamente, cómplice. En ese momento la liturgia indicaba que me tenía que parar. Desde la altura, pude ver adónde había ido a parar el tapón del fibrón. Di unos pasos al costado y lo levanté de atrás de la pata del pesado banco de madera. Como hiciera antes con el fibrón, coloqué el capuchón con delicadeza, intentando no hacer ruido, sobre uno de los libros abiertos. </text:p>
      <text:p text:style-name="P31">Los minutos pasaron. Estaba concentrado en el peinado de la nena, una media cola algo desprolija y una trenza casera, <text:soft-page-break/>cuando el sacerdote anunció: </text:p>
      <text:p text:style-name="P19"/>
      <text:p text:style-name="P20">─Ahora, hermanos, nos damos fraternalmente el saludo de la paz. </text:p>
      <text:p text:style-name="P19"/>
      <text:p text:style-name="P32">Me incliné hacia mi esposa y la saludé. </text:p>
      <text:p text:style-name="P19"/>
      <text:p text:style-name="P19">─La paz sea contigo. </text:p>
      <text:p text:style-name="P20">─Con tu espíritu ─me contestó. Me di vuelta y estreché la mano de un anciano que estaba en el banco de atrás. </text:p>
      <text:p text:style-name="P20">─Mucha paz ─me dijo la señora que estaba a su lado y me estrujó con las dos manos la que yo le tendí. </text:p>
      <text:p text:style-name="P19"><text:soft-page-break/></text:p>
      <text:p text:style-name="P31">Y entonces pasó. La mujer del banco de adelante se dio vuelta y sorprendida, me clavó los puñales de esmeralda que eran sus ojos. Detuvo el envión de su cuerpo, que se acercaba a besarme, y se limitó a extenderme, rígida, la mano. Su marido, ajeno a nuestro intercambio de miradas, también me la estrechó. </text:p>
      <text:p text:style-name="P31"/>
      <text:p text:style-name="P31">Volví a mirar a la nena junto a su madre de espaldas. Sus ojos eran un par de esferas tornasoladas y en ellos lo vi todo. </text:p>
      <text:p text:style-name="P31"><text:soft-page-break/>Vi una noche hace cinco años. Vi un bar de estudiantes con una moza sirviendo las mesas. Vi muchas bebidas llegando a la nuestra. A la hora del cierre, la moza me invitó a su departamento. Me vi despertar pasado el mediodía entre sábanas húmedas y un olor agrio. Me dolía la cabeza. Tenía veintitrés llamadas perdidas de mi novia en el celular. Me vi vestirme y salir. Me vi manejar hasta su casa y escucharla gritar. Los insultos entre lágrimas y la amenaza de suspender el casamiento. Vi a la madre de la niña llamándome por teléfono <text:soft-page-break/>tres meses después de aquella noche, y seis, y nueve. Después no volvió a llamar. La vi cinco años después, ese domingo en que se dio vuelta en el medio de la misa. Sentí vértigo y lloré. </text:p>
      <text:p text:style-name="P19"/>
      <text:p text:style-name="P19">─Demos gracias al Señor. Podemos ir en paz. </text:p>
      <text:p text:style-name="P19"/>
      <text:p text:style-name="P32">La madre alzó a su hija, como protegiéndola de mi mirada, y se la llevó. Yo me debatía entre salirme de las rayas negras que me había pintado la vida o mantenerme adentro de la figura. </text:p>
      <text:p text:style-name="P32"/>
      <text:p text:style-name="P32"><text:soft-page-break/>Me ganó la impotencia, o el aturdimiento, o la cobardía.</text:p>
      <text:p text:style-name="P19"/>
      <text:p text:style-name="P27">Barba</text:p>
      <text:p text:style-name="P17"/>
      <text:p text:style-name="P17"/>
      <text:p text:style-name="P32">El 19 de diciembre de 1994, antes de acostarme, me miré en el espejo del baño. En el reflejo, un hombre con una barba frondosa, arbórea, selvática, me miraba. Los pelos se extendían en infinitas ramificaciones oscuras que me cubrían toda la cara, dejando, apenas, ver los ojos. Ojos pardos y barba negra con algún destello rojizo. Me lavé los dientes y me acosté. </text:p>
      <text:p text:style-name="P32"/>
      <text:p text:style-name="P32">Cuando me desperté al otro día y fui al baño a lavarme la <text:soft-page-break/>cara, un rostro afeitado, lustroso, brillante, me encandilaba desde el reflejo. Ya no había ni barba negra, ni destello rojizo. Sin embargo, el recuerdo del día anterior, con el rostro lobuno, estaba muy vivo en mi memoria. ¿Lo habría soñado? ¿Me habría despertado sonámbulo a afeitarme? Si hubiese sido al revés, podría concluir que estuve dormido varios meses, pero no fue así. ¿O sí? Éstas y otras cosas me pregunté esa mañana. Recuerdo bien la fecha, porque ese día cumplí diez años.</text:p>
      <text:p text:style-name="P19"/>
      <text:p text:style-name="P27">El departamento </text:p>
      <text:p text:style-name="P17"/>
      <text:p text:style-name="P19"/>
      <text:p text:style-name="P32">Estoy nuevamente en el departamento. De vez en cuando vuelvo por la noche. Todavía tengo mis llaves y no cambiaron la cerradura. Abro sin hacer ruido, subo despacio las escaleras y prendo la luz de la cocina. La del living no, porque se ve desde afuera por la ventana. Enciendo una hornalla de la cocina y pongo a calentar agua. Mientras reviso los impuestos a pagar y alguna carta abierta, como algunas masitas del tarro o pan en <text:soft-page-break/>rodajas. Si en el paquete quedan pocas rodajas, digamos menos de seis, no como. Se me hace que sería fácil que me descubrieran. </text:p>
      <text:p text:style-name="P32"/>
      <text:p text:style-name="P32">A la noche, el departamento está vacío porque la nueva inquilina va a la universidad. Estudia alguna ingeniería. Lo sé por sus apuntes. A veces los leo, pero me resultan bastante aburridos. Después de darme un rutinario paseo por el dormitorio, empiezo a limpiar los rastros de mi presencia. Lavo la taza en la que tomé café, limpio, guardo. Me causa gracia: en mi actual <text:soft-page-break/>departamento no soy tan prolijo. </text:p>
      <text:p text:style-name="P32"/>
      <text:p text:style-name="P32">Entonces se me ocurre, ¿por qué no ir más lejos hoy? Vuelvo al dormitorio y me acuesto abajo de la cama. El cubrecama llega hasta el suelo y eso hace que mi escondite sea perfecto. Y me quedo ahí, esperando. Una hora. Dos. </text:p>
      <text:p text:style-name="P32"/>
      <text:p text:style-name="P32">Entonces escucho su llave en la cerradura, sus pasos en la escalera, la tecla que enciende la luz. Enciende una hornalla, tal vez la misma que elegí yo hoy. Escucho que abre un paquete. Tal vez fideos o arroz. Presto <text:soft-page-break/>atención a cada uno de los sonidos. No sé si pasó media hora o tres horas cuando escucho que cierra la canilla luego de lavar los platos. </text:p>
      <text:p text:style-name="P32"/>
      <text:p text:style-name="P32">La luz se enciende y vuelvo a verme las manos después de varias horas de oscuridad. Están transpiradas.</text:p>
      <text:p text:style-name="P17"/>
      <text:p text:style-name="P17"/>
      <text:p text:style-name="P27">Se despertó</text:p>
      <text:p text:style-name="P17"/>
      <text:p text:style-name="P17"/>
      <text:p text:style-name="P31">Se despertó en el medio de la noche abrazado a su esposa. Se puso las pantuflas y caminó hasta el baño. Cuando regresó, se vio durmiendo abrazado a su esposa. Para no despertarse, se fue a dormir al sofá. </text:p>
      <text:p text:style-name="P27">Jazmín y vainilla </text:p>
      <text:p text:style-name="P17"/>
      <text:p text:style-name="P17"/>
      <text:p text:style-name="P32">Un perfume dulce me embriaga y por más que suena el despertador, lejano, el aroma me aplasta contra la cama impidiendo que me levante. </text:p>
      <text:p text:style-name="P32"/>
      <text:p text:style-name="P32">Vuelvo al sueño. A ese mundo donde puedo volar, amar y matar. Volar sin alas. Amar sin vergüenza. Y matar sin leyes. </text:p>
      <text:p text:style-name="P32"/>
      <text:p text:style-name="P32">En el sueño, enciendo el televisor. En la pantalla, me veo preparándome para acostarme. Cierro la llave del gas. Conecto <text:soft-page-break/>la alarma. Apago las luces. Acaricio al gato. Estoy muy cansado, porque hice horas extra en la fábrica. </text:p>
      <text:p text:style-name="P32"/>
      <text:p text:style-name="P32">Me tapo con las sábanas y lo siento. Un olor a podrido llega desde el baño. Mañana sí voy a destapar el inodoro. </text:p>
      <text:p text:style-name="P32"/>
      <text:p text:style-name="P32">Mientras tanto, estiro el brazo y abro el cajoncito de la mesita de luz. Saco un sahumerio y con fósforos de una caja chica, lo enciendo. Jazmín y vainilla. </text:p>
      <text:p text:style-name="P32"/>
      <text:p text:style-name="P32">Entonces sí, por fin, me abandono al sueño. </text:p>
      <text:p text:style-name="P32"><text:soft-page-break/></text:p>
      <text:p text:style-name="P32">Sigo mirando la pantalla del televisor. Pasan dos horas, tal vez cuatro, tal vez más. El gato se acerca a la cama y maúlla. Quiere comida. Estoy tan dormido que sus maullidos no alcanzan a despertarme. Insiste con más fuerza, pero el agudo de sus cuerdas vocales no logra atravesar los muros en los que el cansancio físico me encerró. </text:p>
      <text:p text:style-name="P32"/>
      <text:p text:style-name="P32">Entonces, veo en la pantalla que el gato salta sobre la cama y de ahí a la mesita de luz y tumba el platito con el sahumerio sobre la almohada. Lo que era un <text:soft-page-break/>punto rojo en la noche de mi habitación se reaviva en contacto con el vellón y la tela. </text:p>
      <text:p text:style-name="P32"/>
      <text:p text:style-name="P32">Un perfume dulce, jazmín y vainilla, me embriaga y por más que suena el despertador, lejano, el aroma me aplasta contra la cama, impidiendo que me levante.</text:p>
      <text:p text:style-name="P19"/>
      <text:p text:style-name="P17"/>
      <text:p text:style-name="P27">Dos palabras</text:p>
      <text:p text:style-name="P17"/>
      <text:p text:style-name="P17"/>
      <text:p text:style-name="P31">Esta mañana, al oído, me dijiste dos palabras comunes. Dos palabras cansadas de ser dichas, palabras que, de tan viejas, son nuevas. No oigo y me doy vuelta en la cama para poner de tu lado el oído bueno, o el menos malo. Tu voz es tan frágil como mi escucha y sigo sin entenderte. Estiro el brazo hasta el cajón de la mesita de luz en busca de los audífonos. Me los coloco. Volvés a repetir el mismo movimiento de los labios, quieta, tendida, sin hacer señas. Me <text:soft-page-break/>dijiste ayer que les cambie las pilas, debería haberlo hecho. Corro la frazada y camino hasta el ropero en busca de las pilas de repuesto, las cambio y vuelvo a intentar oír. Los pájaros de la mañana no aparecen; las pilas están agotadas. Arrastrando las pantuflas, camino hasta la cocina en busca del cargador de pilas que está enchufado tras un manojo de cables, triples y adaptadores, junto a la cafetera. Espero <text:span text:style-name="T16">pacientemente que la luz del cargador pase de rojo a amarillo. No necesito esperar al verde. Y emprendo el regreso. Cuando entro a la habitación </text:span><text:soft-page-break/><text:span text:style-name="T16">poniéndome los audífonos, no necesito terminar de hacerlo para saber lo que me decías.</text:span></text:p>
      <text:p text:style-name="P27">Santa Furia </text:p>
      <text:p text:style-name="P19"/>
      <text:p text:style-name="P19"/>
      <text:p text:style-name="P19">─Simón... fijate si todavía no pasaron y sacá la basura. </text:p>
      <text:p text:style-name="P19"/>
      <text:p text:style-name="P31">Miro el reloj y son las once de la noche. Una noche fresca de verano. Fresca como pocas en este enero caliente, húmedo y pegajoso. Me asomo por la ventana y veo que en la casa de enfrente está colgada la bolsa de basura. Todavía no pasó el camión recolector. Abro la puertita de abajo de la mesada y el olor a podrido me nubla la razón. Se ve que mi hermano no <text:soft-page-break/>la sacó ayer (tenemos los días de la semana divididos entre los hermanos para hacer esta tarea). Hago un nudo y saco la bolsa del tachito. Cada vez que tengo que sacar la basura a esta hora de la noche tengo el mismo pensamiento: hoy me afanan. Mi calle es tranquila, pero desolada. A esta hora, no hay un alma. Si un ladrón quisiera, luego de que yo atraviese la cochera y esté parado en la calle, haciendo puntitas de pie para colgar la bolsa en el más bajo de los fierritos del poste de teléfonos, me podría sorprender por la espalda, apuntarme con un <text:soft-page-break/>arma, o pegarme, y entrar a robar. O peor, podría sorprenderme saltando desde el techo, caer arriba mío, dejarme inconsciente y meterse en la casa. Ese pensamiento me increpa, me asalta, me desvalija, se me mete en el cráneo como una bala cada martes y jueves que me toca sacar la basura. </text:p>
      <text:p text:style-name="P31"/>
      <text:p text:style-name="P31">Así que abro la puerta de la calle y dejo la bolsa en su lugar, lo más rápido que puedo. Cuando estoy volviendo a la casa, se me acelera el corazón y no se calma hasta que vuelvo a estar del lado de adentro, con la <text:soft-page-break/>llave girada. </text:p>
      <text:p text:style-name="P19"/>
      <text:p text:style-name="P19">─Ya está, pa. </text:p>
      <text:p text:style-name="P19"/>
      <text:p text:style-name="P32">Subo al segundo piso donde está la computadora y leo algunas noticias. «Un joven de veintidós años fue asesinado a balazos cuando caminaba por el barrio Barranquitas», informaron hoy fuentes policiales. «La asociación civil Amigos de los Animales realizó una protesta en la puerta de la casa de un famoso artista plástico quien habría matado el gato de una vecina». «Personal policial trata de establecer las circunstancias <text:soft-page-break/>de un grave hecho de sangre acontecido esta madrugada en Villa Hipódromo». «En el barrio de Guadalupe, una estudiante encontró un ladrón abajo de la cama y lo echó a raquetazos; el ladrón fue trasladado al Hospital Cullen». «Anoche, minutos después de las veintitrés, se produjo un choque protagonizado por una motocicleta y un colectivo de la línea 11». «Un anciano está internado tras recibir una paliza: un vecino lo acusa de haber corrompido a una menor del barrio». «Ex carnicero detenido debido a la desaparición del <text:soft-page-break/>novio de su hija». «Un tenebroso sujeto escapó ayer de la seccional primera de policía, lugar donde se encontraba detenido tras protagonizar un asalto callejero». «Treinta minutos de extrema tensión vivieron dos abuelos que fueron asaltados anoche en su propio domicilio». </text:p>
      <text:p text:style-name="P32"/>
      <text:p text:style-name="P32">«Mejor dejo de leer el diario por un mes», pienso. Y salgo al balconcito que da al patio a respirar aire puro. </text:p>
      <text:p text:style-name="P32"/>
      <text:p text:style-name="P32">Desde ahí, a pesar de que la altura es poca, puedo ver gran <text:soft-page-break/>parte de la ciudad. Me gusta mirar los techos. Ver cómo recortan la noche con sus antenas y con sus ángulos rectos. También veo revolotear algunos murciélagos. Hacia el oeste, a dos cuadras de casa, se ve el esqueleto de una obra en construcción. Un edificio de unos veinte pisos para viviendas y oficinas. En el diario de ayer, leí que uno de los obreros se cayó desde el piso 7. Me dijeron que, como era boliviano, nadie reclamó y arreglaron a la viuda con dos mil pesos. Me pregunto si esos dos mil pesos le habrán alcanzado a la mujer para volver <text:soft-page-break/>a su ciudad natal o si se habrá quedado acá (¿cuánto cuesta un pasaje a La Paz?). </text:p>
      <text:p text:style-name="P32"/>
      <text:p text:style-name="P32">Me saca de mis pensamientos un ruido que me llama desde abajo. Miro y, sentado en el tapial, intentando cruzar de nuestro patio al del vecino, hay un pibe que me mira. Un pibe que me mira en la noche. Con gorrita roja. La visera no me deja verle los ojos, pero igual los siento. Viste un pantalón y una campera de gimnasia que le quedan grandes y un par de zapatillas Nike. Me quedo congelado. Duro. Soy una piedra. <text:soft-page-break/>Uso todas mis fuerzas para ordenarle a mi brazo que se mueva. El brazo derecho se separa del resto de mi cuerpo inerte y lo extiendo mostrándole la palma de la mano al visitante nocturno. Un intento por hacer un gesto universal de «todo bien». «Todo bien, no pasa nada, yo me voy para adentro, vos seguí con la tuya. Andá tranquilo que no voy a llamar a la policía ni a nadie porque soy de los que mira para otro lado. ¿Listo? Chau, gracias». Todo eso intento decirle y, con el brazo extendido y la palma abierta, doy los dos pasos que me vuelven a meter <text:soft-page-break/>en la casa y con fuerza cierro la ventana. </text:p>
      <text:p text:style-name="P19"/>
      <text:p text:style-name="P19">─¡Viejo!, ¡llamá a la policía que hay un choro en el patio! </text:p>
      <text:p text:style-name="P19"/>
      <text:p text:style-name="P32">Mi viejo llama y lo atienden en la seccional del barrio. Dicen que en cinco minutos va a venir un patrullero. Con mis hermanos, nos quedamos espiando por la ventana y vemos al pibe saltar al patio del vecino. </text:p>
      <text:p text:style-name="P32"/>
      <text:p text:style-name="P32">Los cinco minutos parecen treinta. Tocan timbre. Dos roperos azules con ithacas al hombro atraviesan la casa <text:soft-page-break/>corriendo y salen al patio. Les decimos hacia dónde saltó y uno de los dos le sigue la estela. Lo vemos saltar por los techos de las casas contiguas con mucha agilidad. Tanta, que con uno de mis hermanos no podemos dejar de mirarnos en forma cómplice y pensar que, tal vez, algunos años antes, ese hombre era el que escapaba. </text:p>
      <text:p text:style-name="P32"/>
      <text:p text:style-name="P32">De repente, se frena en seco y empieza a apuntar con su arma a distintos lugares, como lo haría un cazador que espera dar con su presa. Lo escuchamos gritar. </text:p>
      <text:p text:style-name="P19"/>
      <text:p text:style-name="P20"><text:soft-page-break/>─¡Salí <text:span text:style-name="T10">hijodeputa</text:span> o te quemo la cabeza! ¡Salí! </text:p>
      <text:p text:style-name="P19"/>
      <text:p text:style-name="P32">No vemos nada, pero el policía tiene la seguridad de que el ladrón está en el mismo techo que él. Y no se equivoca. </text:p>
      <text:p text:style-name="P19"/>
      <text:p text:style-name="P20">─Bueno, bueno, pero no me tires, por favor. </text:p>
      <text:p text:style-name="P19"/>
      <text:p text:style-name="P31">La voz es aguda. Muy aguda. Y vemos una sombra que sale con los brazos a medio alzar, cubriéndose la cabeza. </text:p>
      <text:p text:style-name="P31"/>
      <text:p text:style-name="P31">El policía deja de apuntar y con la culata del arma le pega al <text:soft-page-break/>que se estaba entregando. Cae, pesado como una bolsa de basura. El uniformado se acerca y le patea las costillas. No alcanzamos a verlo, pero lo escuchamos. Escuchamos cómo la puntera de acero de los borcegos del uniforme reglamentario se abren lugar, golpe a golpe, entre las carnes del muchacho. Entre sus costillas. Escuchamos los gritos de dolor. </text:p>
      <text:p text:style-name="P31"/>
      <text:p text:style-name="P31">Luego, el policía lo levanta y empiezan a bajar por los techos, deshaciendo el camino que uno hacía mientras escapaba y el <text:soft-page-break/>otro hacía mientras cazaba. No puede esposarlo porque necesita que use sus manos para bajar. </text:p>
      <text:p text:style-name="P19"/>
      <text:p text:style-name="P20">─Te llegás a intentar escapar y te quemo la cabeza <text:span text:style-name="T10">hijoderemilputa</text:span>, ¡¿me entendiste?! </text:p>
      <text:p text:style-name="P19">─Sí, sí... </text:p>
      <text:p text:style-name="P19"/>
      <text:p text:style-name="P31">En cada descanso, el policía le vuelve a pegar. Ahora, el pibe llora. </text:p>
      <text:p text:style-name="P19"/>
      <text:p text:style-name="P19">─Por favor, no me pegues más. </text:p>
      <text:p text:style-name="P19"/>
      <text:p text:style-name="P31">La última palabra se estira en un llanto interminable, <text:soft-page-break/>inagotable. </text:p>
      <text:p text:style-name="P31"/>
      <text:p text:style-name="P31">Cuando por fin llegan a nuestro patio, el segundo policía se acerca y lo revisa. Como ve que todavía puede aguantar un poco más, de bienvenida, le pega otra patada. </text:p>
      <text:p text:style-name="P19"/>
      <text:p text:style-name="P19">─¿Qué es eso de andar metiéndose en casa ajena? ¡¿Eh?! </text:p>
      <text:p text:style-name="P19"/>
      <text:p text:style-name="P32">Lo patea. Patea sin piedad. Patea con fuerza. Y en sus patadas aprovecha para descargar la bronca contra sus jefes y la bronca por la miseria <text:soft-page-break/>que cobra a fin de mes. Miseria que lo lleva a hacer adicionales hasta tarde, en la puerta de un boliche. Y llegar a la casa aún más tarde. Y que su mujer se enoje. Como anoche, que no quiso acostarse con él. Patea. Patea sin piedad. Patea con fuerza. Mientras lo hace, apaga la radio. Alguien le pide novedades. </text:p>
      <text:p text:style-name="P32"/>
      <text:p text:style-name="P32">Ya no aguanto la mirada, pero no puedo evitar seguir escuchando. Al ruido de los golpes se le suma, de fondo, el jadeo. Jadea porque le falta la respiración. En las bocanadas <text:soft-page-break/>entrecortadas de aire, que intenta llevarse para adentro, se escucha también la sangre, los mocos, la tierra, que también entran. </text:p>
      <text:p text:style-name="P32"/>
      <text:p text:style-name="P32">Los sonidos me penetran a pesar de que intento bloquearlos. Lo hacen de tal forma que empiezo a sentir el dolor, las patadas. Los pulmones corroídos. Huesos astillados. La nariz rota. </text:p>
      <text:p text:style-name="P32"/>
      <text:p text:style-name="P32">Tengo los ojos cerrados. Cerrados con fuerza. Y aguanto. Aguanto los golpes porque es lo único que sé hacer. Cierro los <text:soft-page-break/>ojos con fuerza, en un intento de volver a la vida que me fabriqué, en mi cabeza, para soportar el dolor. Una en la que no trabajo en el edificio en construcción. Una en la que no salto techos para completar lo que la paga no llena. Me imagino que tengo una casa de dos pisos y hermanos y que la furia de la ciudad solamente me alcanza en las noticias que leo. </text:p>
      <text:p text:style-name="P32"/>
      <text:p text:style-name="P32">Entonces, dejo de escuchar los golpes y, aunque no quiero, vuelvo. Tirado en el suelo, abro los ojos y veo las botas del policía.</text:p>
      <text:p text:style-name="P19"><text:soft-page-break/></text:p>
      <text:p text:style-name="P17"/>
      <text:p text:style-name="P27">El hombre que soñó con su gato</text:p>
      <text:p text:style-name="P17"/>
      <text:p text:style-name="P19"/>
      <text:p text:style-name="P32">Un hombre terminó de cenar, lavó los platos y sacó a su gato al patio, para irse a dormir. </text:p>
      <text:p text:style-name="P32"/>
      <text:p text:style-name="P32">Mientras dormía, soñó que su gato lloraba en la puerta; se levantó y lo dejó entrar para luego volverse a dormir. </text:p>
      <text:p text:style-name="P32"/>
      <text:p text:style-name="P32">Mientras soñaba que dormía, soñó que su gato lloraba en la puerta; se levantó y lo dejó entrar para luego volverse a dormir. </text:p>
      <text:p text:style-name="P32"><text:soft-page-break/></text:p>
      <text:p text:style-name="P32">Mientras soñaba que soñaba que dormía, soñó que su gato lloraba en la puerta; se levantó y lo dejó entrar para luego volverse a dormir. </text:p>
      <text:p text:style-name="P32"/>
      <text:p text:style-name="P32">Mientras soñaba que soñaba que soñaba que dormía, soñó que su gato lloraba en la puerta; se levantó y lo dejó entrar para luego volverse a dormir. </text:p>
      <text:p text:style-name="P32"/>
      <text:p text:style-name="P32">La secuencia se repitió cien veces durante la noche. </text:p>
      <text:p text:style-name="P32"/>
      <text:p text:style-name="P32">Cuando se despertó a la mañana siguiente, casi se <text:soft-page-break/>desmaya, al ver lo que había en la cocina.</text:p>
      <text:p text:style-name="P19"/>
      <text:p text:style-name="P9"/>
      <text:p text:style-name="P26">La Gota Microediciones.</text:p>
      <text:p text:style-name="P13"/>
      <text:p text:style-name="P13"/>
      <text:p text:style-name="P15"><text:tab/>La Gota es un proyecto independiente, que edita autores de Santa Fe y la zona, en pequeño formato. Nace en el año 2007, y desde entonces se sostiene gracias al interés de los lectores.</text:p>
      <text:p text:style-name="P14"/>
      <text:p text:style-name="P14">Contacto: </text:p>
      <text:p text:style-name="P14">gellergonzalo@yahoo.com.ar </text:p>
      <text:p text:style-name="P14">(0342) 4025905</text:p>
      <text:p text:style-name="P14">(0342) 155140605</text:p>
      <text:p text:style-name="P2"/>
      <text:p text:style-name="P28">Otros títulos de La Gota.</text:p>
      <text:p text:style-name="P29"/>
      <text:p text:style-name="P29"/>
      <text:p text:style-name="P30"><text:span text:style-name="T1">Numero 1: El Otro Gólem, </text:span><text:span text:style-name="T2">Ciencia Ficción</text:span><text:span text:style-name="T3">, por Gonzalo Geller.</text:span></text:p>
      <text:p text:style-name="P30"><text:span text:style-name="T1">Número 2: Los árboles azules</text:span><text:span text:style-name="T3">, </text:span><text:span text:style-name="T2">Poesía, </text:span><text:span text:style-name="T3">por Candelaria Rivero.</text:span></text:p>
      <text:p text:style-name="P30"><text:span text:style-name="T1">Número 3: Pueblo Grande I</text:span><text:span text:style-name="T3">, </text:span><text:span text:style-name="T2">Historietas, </text:span><text:span text:style-name="T3">Autores Varios.</text:span></text:p>
      <text:p text:style-name="P30"><text:span text:style-name="T1">Número 4:</text:span><text:span text:style-name="T3"> Ciclos, </text:span><text:span text:style-name="T2">Relatos y prosas poéticas, </text:span><text:span text:style-name="T3">por Marcelo Castro.</text:span></text:p>
      <text:p text:style-name="P30"><text:span text:style-name="T1">Número 5: Poemas, </text:span><text:span text:style-name="T2">Poesía, </text:span><text:span text:style-name="T3">por Federico Di Pasquale.</text:span></text:p>
      <text:p text:style-name="P30"><text:span text:style-name="T1">Número 6: Intervalos lúcidos, </text:span><text:span text:style-name="T2">Relatos,</text:span><text:span text:style-name="T3"> por Lucio Borgna.</text:span></text:p>
      <text:p text:style-name="P30"><text:span text:style-name="T1">Número 7: Historias para leer en el baño,</text:span><text:span text:style-name="T3"> </text:span><text:span text:style-name="T2">Microrrelatos, </text:span><text:span text:style-name="T3">por Gonzalo Geller.</text:span></text:p>
      <text:p text:style-name="P30"><text:span text:style-name="T1">Número 8: Pueblo Grande II</text:span><text:span text:style-name="T3">, </text:span><text:span text:style-name="T2">Historietas, </text:span><text:span text:style-name="T3">Autores Varios.</text:span></text:p>
      <text:p text:style-name="P30"><text:span text:style-name="T1">Número 9: A ver si nos reímos todos, </text:span><text:span text:style-name="T2">Humor gráfico, </text:span><text:span text:style-name="T3">por Gonzalo Geller.</text:span></text:p>
      <text:p text:style-name="P30"><text:span text:style-name="T1">Número 10: Poder, </text:span><text:span text:style-name="T2">Novela, </text:span><text:span text:style-name="T3">por Gonzalo Geller.</text:span></text:p>
      <text:p text:style-name="P30"><text:span text:style-name="T1">Número 11: Las galletitas del Capitán, </text:span><text:span text:style-name="T2">Cuento para chicos, </text:span><text:span text:style-name="T3">Gonzalo Geller.</text:span></text:p>
      <text:p text:style-name="P30"><text:span text:style-name="T1">Número 12: Pueblo Grande III</text:span><text:span text:style-name="T3">, </text:span><text:span text:style-name="T2">Historietas, </text:span><text:span text:style-name="T3">Autores Varios.</text:span></text:p>
      <text:p text:style-name="P30"><text:span text:style-name="T1">Número 13: Intervalos lúcidos,</text:span><text:span text:style-name="T3"> </text:span><text:span text:style-name="T2">Relatos, poemas, ensayos, </text:span><text:span text:style-name="T3">por Pablo Escudero.</text:span></text:p>
      <text:p text:style-name="P30"><text:span text:style-name="T1">Número 14: Fanzine Mundo interior: </text:span><text:soft-page-break/><text:span text:style-name="T2">Fanzine sobre el dibujo, </text:span><text:span text:style-name="T3">por Autores varios. Diseñadora: Celeste Virasoro.</text:span></text:p>
      <text:p text:style-name="P30"><text:span text:style-name="T1">Número 15: Intramarea, </text:span><text:span text:style-name="T2">Poemas, </text:span><text:span text:style-name="T3">por Lucio Borgna.</text:span></text:p>
      <text:p text:style-name="P30"><text:span text:style-name="T1">Número 16: El abrazo de espuma, </text:span><text:span text:style-name="T2">Cuentos, </text:span><text:span text:style-name="T3">por Aníbal Chicco Ruiz.</text:span></text:p>
      <text:p text:style-name="P30"><text:span text:style-name="T1">Número 17: Matota, </text:span><text:span text:style-name="T2">Poemas, </text:span><text:span text:style-name="T3">por Matín Pucheta.</text:span></text:p>
      <text:p text:style-name="P30"><text:span text:style-name="T1">Número 18: El último sol, </text:span><text:span text:style-name="T2">Historieta, </text:span><text:span text:style-name="T3">por Bernardo Facta.</text:span></text:p>
      <text:p text:style-name="P30"><text:span text:style-name="T1">Número 19: El reflexógolo,</text:span><text:span text:style-name="T3"> </text:span><text:span text:style-name="T2">Historieta, </text:span><text:span text:style-name="T3">por Rebo.</text:span></text:p>
      <text:p text:style-name="P30"><text:span text:style-name="T1">Número 20: La aventura de Gusanín, </text:span><text:span text:style-name="T2">Obra de títeres para chicos, </text:span><text:span text:style-name="T3">por Gustavo Corbo.</text:span></text:p>
      <text:p text:style-name="P30"><text:span text:style-name="T1">Número 21: La re venganza, </text:span><text:span text:style-name="T2">Novela Juvenil, </text:span><text:span text:style-name="T3">por Gonzalo Geller.</text:span></text:p>
      <text:p text:style-name="P30"><text:span text:style-name="T1">Número 22: Voces de ausencia</text:span><text:span text:style-name="T3">, </text:span><text:span text:style-name="T2">Ensayos, </text:span><text:span text:style-name="T3">por Jorge Hernández.</text:span></text:p>
      <text:p text:style-name="P30"><text:span text:style-name="T1">Número 23: Manual de urbanidad (selección)</text:span><text:span text:style-name="T3">, </text:span><text:span text:style-name="T2">Manual de buenas costumbres, año 1905, p</text:span><text:span text:style-name="T3">or Antonio Carreño.</text:span></text:p>
      <text:p text:style-name="P30"><text:span text:style-name="T1">Número 24: Infinitaedro. El arte de la fuga y el silencio. </text:span><text:span text:style-name="T2">Poemas, </text:span><text:span text:style-name="T3">por Diego Suárez.</text:span></text:p>
      <text:p text:style-name="P10"><text:span text:style-name="T1">Número 25: La danza del después</text:span><text:span text:style-name="T3">, </text:span><text:span text:style-name="T2">Poesía ilustrada, </text:span><text:span text:style-name="T3">por Candelaria Rivero. Ilustraciones de Gonzalo Geller.</text:span></text:p>
      <text:p text:style-name="P10"><text:span text:style-name="T1">Número 26: Molly precisa un blues, </text:span><text:span text:style-name="T2">Cuento ilustrado, </text:span><text:span text:style-name="T3">por Sergio Ferreira. </text:span><text:soft-page-break/><text:span text:style-name="T3">Ilustraciones de Gonzalo Geller.</text:span></text:p>
      <text:p text:style-name="P10"><text:span text:style-name="T1">Número 27: Antología, </text:span><text:span text:style-name="T2">Poemas, </text:span><text:span text:style-name="T3">por Carlos Vladimirsky.</text:span></text:p>
      <text:p text:style-name="P10"><text:span text:style-name="T1">Número 28: ... venís?</text:span><text:span text:style-name="T3">, </text:span><text:span text:style-name="T2">Poemas,</text:span><text:span text:style-name="T3"> por Natalia Gigliotti.</text:span></text:p>
      <text:p text:style-name="P16"><text:span text:style-name="T4">Número 29: </text:span><text:span text:style-name="Strong_20_Emphasis"><text:span text:style-name="T5">La curiosa historia de Daisy &amp; Mr. Turner</text:span></text:span></text:p>
      <text:p text:style-name="P16"><text:span text:style-name="Strong_20_Emphasis"><text:span text:style-name="T5">(y otros cuentos singulares), </text:span></text:span><text:span text:style-name="Strong_20_Emphasis"><text:span text:style-name="T6">Cuentos, </text:span></text:span><text:span text:style-name="Strong_20_Emphasis"><text:span text:style-name="T7">por </text:span></text:span><text:span text:style-name="T5">Marta Coutaz.</text:span></text:p>
      <text:p text:style-name="P10"><text:span text:style-name="T1">Número 30: Vaya, Ramona, vaya, </text:span><text:span text:style-name="T2">Teatro, </text:span><text:span text:style-name="T3">por José Ignacio Serralunga.</text:span></text:p>
      <text:p text:style-name="P10"><text:span text:style-name="T1">Número 31: Ponete lindo, </text:span><text:span text:style-name="T2">Cuento, </text:span><text:span text:style-name="T3">por Gonzalo Geller.</text:span></text:p>
      <text:p text:style-name="P10"><text:span text:style-name="T1">Número 32: Blanco, </text:span><text:span text:style-name="T2">Relatos, </text:span><text:span text:style-name="T3">por Lucio Borgna.</text:span></text:p>
      <text:p text:style-name="P10"><text:span text:style-name="T1">Número 33: Infelicidades, </text:span><text:span text:style-name="T2">Relatos y poemas, </text:span><text:span text:style-name="T3">por Pablo Escudero.</text:span></text:p>
      <text:p text:style-name="P10"><text:span text:style-name="T1">Número 34: Dos ríos para Julián, </text:span><text:span text:style-name="T2">Cuento, </text:span><text:span text:style-name="T3">por Jc Ramírez.</text:span></text:p>
      <text:p text:style-name="P10"><text:span text:style-name="T1">Número 35: Más historias para leer en el baño,</text:span><text:span text:style-name="T3"> </text:span><text:span text:style-name="T2">Microrrelatos ilustrados</text:span><text:span text:style-name="T3">, textos de Gonzalo Geller, ilustraciones de Seba Mercau.</text:span></text:p>
      <text:p text:style-name="P10"><text:span text:style-name="T1">Número 36: Los abrazos posibles, </text:span><text:span text:style-name="T2">poesía</text:span><text:span text:style-name="T3">, por Candelaria Rivero.</text:span></text:p>
      <text:p text:style-name="P10"><text:span text:style-name="T1">Número 37: Como segando un cariño oscuro,</text:span><text:span text:style-name="T3"> </text:span><text:span text:style-name="T2">poesía</text:span><text:span text:style-name="T3">, por Carina Sedevich.</text:span></text:p>
      <text:p text:style-name="P10"><text:span text:style-name="T1">Número 38: Contra el alambrado, </text:span><text:span text:style-name="T2">poesía</text:span><text:span text:style-name="T3">, por Paula Virginia Cabrera.</text:span></text:p>
      <text:p text:style-name="P10"><text:span text:style-name="T1">Número 39: Bitácora de remisero, </text:span><text:span text:style-name="T2">apuntes</text:span><text:span text:style-name="T3">, por Ezequiel Cavallero</text:span></text:p>
      <text:p text:style-name="P11"><text:soft-page-break/><text:span text:style-name="T8">Número 40: Circular, </text:span><text:span text:style-name="T10">poesía, </text:span><text:span text:style-name="T12">por</text:span><text:span text:style-name="T10"> </text:span>Sofía Storani</text:p>
      <text:p text:style-name="P11"><text:span text:style-name="T8">Número 41: Nunca una línea recta, </text:span><text:span text:style-name="T11">narrativa poética, </text:span><text:span text:style-name="T13">por Natalí </text:span>Yager</text:p>
      <text:p text:style-name="P11"><text:span text:style-name="T8">Número 42: Lo que hay abajo de todo, </text:span><text:span text:style-name="T11">poesía, </text:span><text:span text:style-name="T13">por Tamara Naymark</text:span><text:span text:style-name="T14">.</text:span></text:p>
      <text:p text:style-name="P11"><text:span text:style-name="T8">Número 43: Lo importante es tener un plan,</text:span> <text:span text:style-name="T10">nouvelle, </text:span><text:span text:style-name="T12">por Aníbal Chicco</text:span></text:p>
      <text:p text:style-name="P11"><text:span text:style-name="T8">Número 44: en El sueño misterioso, </text:span><text:span text:style-name="T10">cuentos, </text:span><text:span text:style-name="T12">por </text:span>Celeste Catalano.</text:p>
      <text:p text:style-name="P11"><text:span text:style-name="T8">Número 45: Santa Furia</text:span>, <text:span text:style-name="T10">cuentos, </text:span><text:span text:style-name="T12">por Juanjo Conti.</text:span> </text:p>
      <text:p text:style-name="P25"/>
      <text:p text:style-name="P12"/>
      <text:p text:style-name="P12"/>
      <text:p text:style-name="P12"/>
      <text:p text:style-name="P12"/>
      <text:p text:style-name="P12"/>
      <text:p text:style-name="P12"/>
      <text:p text:style-name="P23"><text:span text:style-name="Fuente_20_de_20_párrafo_20_predeter."><text:span text:style-name="T9"/></text:span></text:p>
      <text:p text:style-name="P13"/>
      <text:p text:style-name="P12"/>
      <text:p text:style-name="P24"/>
      <text:p text:style-name="P22">Contacto <text:span text:style-name="T17">con el autor</text:span>: </text:p>
      <text:p text:style-name="P34"><text:span text:style-name="T18">Email: </text:span>jjconti@gmail.com<text:line-break/>Twitter: @jjconti</text:p>
      <text:p text:style-name="P34"/>
      <text:p text:style-name="P35">www.juanjoconti.com.ar/santa-fu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Angsana New" svg:font-family="'Angsana New'" style:font-family-generic="roman" style:font-pitch="variable"/>
    <style:font-face style:name="Book Antiqua" svg:font-family="'Book Antiqua'" style:font-family-generic="roman" style:font-pitch="variable"/>
    <style:font-face style:name="MS PMincho" svg:font-family="'MS P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AR" style:font-name-asian="Times New Roman" style:font-family-asian="'Times New Roman'" style:font-family-generic-asian="roman" style:font-pitch-asian="variable" style:font-size-asian="12pt" style:font-size-complex="12pt"/>
    </style:style>
    <style:style style:name="endnote_20_text" style:display-name="endnote text" style:family="paragraph" style:parent-style-name="Standard">
      <style:text-properties fo:font-size="10pt" style:font-size-asian="10pt" style:font-size-complex="10pt"/>
    </style:style>
    <style:style style:name="Text_20_body_20_indent" style:display-name="Text body indent" style:family="paragraph" style:class="text">
      <style:paragraph-properties fo:margin-left="0cm" fo:margin-right="0cm" fo:text-indent="1.251cm" style:auto-text-indent="false"/>
    </style:style>
    <style:style style:name="Header" style:family="paragraph" style:parent-style-name="Standard" style:class="extra">
      <style:paragraph-properties text:number-lines="false" text:line-number="0">
        <style:tab-stops>
          <style:tab-stop style:position="3.251cm" style:type="center"/>
          <style:tab-stop style:position="6.502cm" style:type="right"/>
        </style:tab-stops>
      </style:paragraph-properties>
    </style:style>
    <style:style style:name="Normal" style:family="paragraph">
      <style:paragraph-properties fo:hyphenation-ladder-count="no-limit"/>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Ref._20_de_20_nota_20_al_20_pie" style:display-name="Ref. de nota al pie" style:family="text" style:parent-style-name="Fuente_20_de_20_párrafo_20_predeter.">
      <style:text-properties style:text-position="super 64%"/>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7pt" style:font-size-asian="7pt" style:font-size-complex="7pt"/>
    </style:style>
    <style:page-layout style:name="Mpm1" style:page-usage="mirrored">
      <style:page-layout-properties fo:page-width="10.5cm" fo:page-height="14.801cm" style:num-format="1" style:print-orientation="landscape" fo:margin-top="2cm" fo:margin-bottom="2cm" fo:margin-left="1.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10.5cm" fo:page-height="14.801cm" style:num-format="1" style:print-orientation="landscape" fo:margin-top="1.27cm" fo:margin-bottom="2cm" fo:margin-left="2cm" fo:margin-right="2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54</text:page-number></text:p>
      </style:header>
    </style:master-page>
    <style:master-page style:name="MP0" style:page-layout-name="Mpm2">
      <style:header>
        <text:p text:style-name="MP1"><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7T21:47:33.31</meta:creation-date>
    <dc:date>2014-06-17T08:56:17.870402308</dc:date>
    <meta:editing-duration>PT2H31M55S</meta:editing-duration>
    <meta:editing-cycles>27</meta:editing-cycles>
    <meta:generator>LibreOffice/4.2.3.3$Linux_x86 LibreOffice_project/420m0$Build-3</meta:generator>
    <meta:document-statistic meta:table-count="0" meta:image-count="0" meta:object-count="0" meta:page-count="54" meta:paragraph-count="142" meta:word-count="4017" meta:character-count="22519" meta:non-whitespace-character-count="18570"/>
    <meta:user-defined meta:name="Información 1"/>
    <meta:user-defined meta:name="Información 2"/>
    <meta:user-defined meta:name="Información 3"/>
    <meta:user-defined meta:name="Información 4"/>
  </office:meta>
</office:document-meta>
</file>